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Assert.assertModelAttributeAvailable( ModelAndView mav , String mode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Assert.assertModelAttributeValues( ModelAndView mav , Map &lt; String , Object &gt; expected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odelAndViewAssert.appendNonMatchingSetsErrorMessage( Set &lt; String &gt; assertionSet , Set &lt; String &gt; incorrectSet , StringBuilder s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odelAndViewAssert.assertViewName( ModelAndView mav , String expect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AndViewAssert.assertCompareListModelAttribute( ModelAndView mav , String modelName , List expecte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ndViewAssert.assertSortAndCompareListModelAttribute( ModelAndView mav , String modelName , List expectedList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AndViewAssert.assertModelAttributeValue( ModelAndView mav , String modelName ,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ndViewAssert.assertAndReturnModelAttributeOfType( ModelAndView mav , String modelName , Class &lt; T &gt; expected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